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Listener.beforePhase( PhaseEven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PhaseListenerTests.beforeAndAfterPhaseWithMultipleTarg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stListener.getPhas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Listener.afterPhase( PhaseEven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PhaseListenerTests.beforeAndAfterPhaseWithSingle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legatingPhaseListenerTests.getBeanFactory( FacesContext face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